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Φ</mo>
      <mrow>
        <mi/>
        <mo stretchy="false">=</mo>
        <mi/>
      </mrow>
      <mrow>
        <munder>
          <mo stretchy="false">∫</mo>
          <msub>
            <mi>F</mi>
            <mi>C</mi>
          </msub>
        </munder>
        <mstyle mathvariant="bold">
          <mrow>
            <mi>B</mi>
          </mrow>
        </mstyle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%iPHI `=` int from F_C bold B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00:08.025000000</meta:creation-date>
    <meta:generator>LibreOffice/4.1.4.2$Windows_x86 LibreOffice_project/0a0440ccc0227ad9829de5f46be37cfb6edcf72</meta:generator>
  </office:meta>
</office:document-meta>
</file>